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1.372cm"/>
    </style:style>
    <style:style style:name="co3" style:family="table-column">
      <style:table-column-properties fo:break-before="auto" style:column-width="7.851cm"/>
    </style:style>
    <style:style style:name="co4" style:family="table-column">
      <style:table-column-properties fo:break-before="auto" style:column-width="2.207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11.153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4.734cm"/>
    </style:style>
    <style:style style:name="co9" style:family="table-column">
      <style:table-column-properties fo:break-before="auto" style:column-width="2.26cm"/>
    </style:style>
    <style:style style:name="co10" style:family="table-column">
      <style:table-column-properties fo:break-before="auto" style:column-width="2.663cm"/>
    </style:style>
    <style:style style:name="co11" style:family="table-column">
      <style:table-column-properties fo:break-before="auto" style:column-width="2.367cm"/>
    </style:style>
    <style:style style:name="co12" style:family="table-column">
      <style:table-column-properties fo:break-before="auto" style:column-width="2.798cm"/>
    </style:style>
    <style:style style:name="co13" style:family="table-column">
      <style:table-column-properties fo:break-before="auto" style:column-width="2.362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981cm" fo:break-before="auto" style:use-optimal-row-height="false"/>
    </style:style>
    <style:style style:name="ro5" style:family="table-row">
      <style:table-row-properties style:row-height="3.632cm" fo:break-before="auto" style:use-optimal-row-height="true"/>
    </style:style>
    <style:style style:name="ro6" style:family="table-row">
      <style:table-row-properties style:row-height="2.866cm" fo:break-before="auto" style:use-optimal-row-height="false"/>
    </style:style>
    <style:style style:name="ro7" style:family="table-row">
      <style:table-row-properties style:row-height="0.877cm" fo:break-before="auto" style:use-optimal-row-height="true"/>
    </style:style>
    <style:style style:name="ta1" style:family="table" style:master-page-name="PageStyle_5f_Integration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1pt" style:font-size-asian="11pt" style:font-size-complex="11pt"/>
    </style:style>
    <style:style style:name="ce8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20pt" style:font-size-asian="20pt" style:font-size-complex="20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Arial" fo:font-size="20pt" style:font-size-asian="20pt" style:font-size-complex="20pt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20pt" style:font-size-asian="20pt" style:font-size-complex="20pt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ff950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hyphenate="true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</style:style>
    <style:style style:name="ce19" style:family="table-cell" style:parent-style-name="Default" style:data-style-name="N36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0" style:family="table-cell" style:parent-style-name="Default" style:data-style-name="N36">
      <style:table-cell-properties style:glyph-orientation-vertical="0" fo:background-color="#e6e6e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 style:data-style-name="N36">
      <style:table-cell-properties style:glyph-orientation-vertical="0" fo:background-color="#ff950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3" style:family="table-cell" style:parent-style-name="Default" style:data-style-name="N36">
      <style:table-cell-properties style:glyph-orientation-vertical="0"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2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5" style:family="table-cell" style:parent-style-name="Default" style:data-style-name="N36">
      <style:table-cell-properties style:text-align-source="fix" style:repeat-content="false" fo:border="0.002cm solid #000000" style:vertical-align="top"/>
      <style:paragraph-properties fo:text-align="end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29" style:family="table-cell" style:parent-style-name="Default" style:data-style-name="N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30" style:family="table-cell" style:parent-style-name="Default" style:data-style-name="N36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3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[Integration.$L$3]" style:apply-style-name="Excel_5f_CondFormat_5f_1_5f_1_5f_1" style:base-cell-address="Integration.E18"/>
      <style:map style:condition="cell-content()=[Integration.$L$9]" style:apply-style-name="Excel_5f_CondFormat_5f_1_5f_1_5f_2" style:base-cell-address="Integration.E18"/>
      <style:map style:condition="cell-content()=[Integration.$L$11]" style:apply-style-name="Excel_5f_CondFormat_5f_1_5f_1_5f_3" style:base-cell-address="Integration.E18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[Integration.$L$3]" style:apply-style-name="Excel_5f_CondFormat_5f_1_5f_1_5f_1" style:base-cell-address="Integration.E18"/>
      <style:map style:condition="cell-content()=[Integration.$L$9]" style:apply-style-name="Excel_5f_CondFormat_5f_1_5f_1_5f_2" style:base-cell-address="Integration.E18"/>
      <style:map style:condition="cell-content()=[Integration.$L$11]" style:apply-style-name="Excel_5f_CondFormat_5f_1_5f_1_5f_3" style:base-cell-address="Integration.E18"/>
    </style:style>
    <style:style style:name="gr1" style:family="graphic">
      <style:graphic-properties draw:stroke="solid" svg:stroke-width="0.106cm" svg:stroke-color="#ff9900" draw:stroke-linejoin="miter" draw:fill="none" draw:fill-color="#ffffff" draw:textarea-horizontal-align="justify" draw:textarea-vertical-align="top" draw:auto-grow-height="false" fo:padding-top="0.12cm" fo:padding-bottom="0.12cm" fo:padding-left="0.25cm" fo:padding-right="0.25cm" fo:wrap-option="wrap" draw:shadow="hidden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Integration.$L$3:Integration.$L$13])" table:allow-empty-cell="true" table:display-list="unsorted" table:base-cell-address="Integration.E18">
          <table:error-message table:message-type="stop" table:display="true"/>
        </table:content-validation>
      </table:content-validations>
      <table:table table:name="Integration" table:style-name="ta1" table:print="false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ce2"/>
        <table:table-column table:style-name="co5" table:default-cell-style-name="ce11"/>
        <table:table-column table:style-name="co6" table:default-cell-style-name="ce12"/>
        <table:table-column table:style-name="co7" table:default-cell-style-name="ce19"/>
        <table:table-column table:style-name="co8" table:default-cell-style-name="ce12"/>
        <table:table-column table:style-name="co9" table:default-cell-style-name="ce29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1" table:number-columns-repeated="243" table:default-cell-style-name="ce31"/>
        <table:table-column table:style-name="co13" table:default-cell-style-name="ce31"/>
        <table:table-column table:style-name="co14" table:number-columns-repeated="768" table:default-cell-style-name="Default"/>
        <table:table-row table:style-name="ro1">
          <table:table-cell table:number-columns-repeated="3"/>
          <table:table-cell>
            <draw:custom-shape table:end-cell-address="Integration.J3" table:end-x="2.377cm" table:end-y="0.323cm" draw:z-index="0" draw:style-name="gr1" draw:text-style-name="P1" svg:width="26.92cm" svg:height="1.129cm" svg:x="0.359cm" svg:y="0.181cm">
              <text:p text:style-name="P1"><text:span text:style-name="T1">Protokoll: (A)ktionen, (B)eschlüsse, (I)nformationen</text:span></text:p>
              <text:p text:style-name="P1"><text:span text:style-name="T1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22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6"/>
          <table:table-cell table:number-columns-repeated="6"/>
          <table:table-cell office:value-type="string">
            <text:p>Status Problem</text:p>
          </table:table-cell>
          <table:table-cell office:value-type="string">
            <text:p>Status Action Item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6"/>
          <table:table-cell table:number-columns-repeated="6"/>
          <table:table-cell office:value-type="string">
            <text:p>open</text:p>
          </table:table-cell>
          <table:table-cell office:value-type="string">
            <text:p>closed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3" office:value-type="string">
            <text:p>Teilnehmer</text:p>
          </table:table-cell>
          <table:table-cell table:style-name="ce20" office:value-type="string">
            <text:p>Anwesend</text:p>
          </table:table-cell>
          <table:table-cell table:style-name="ce26"/>
          <table:table-cell table:number-columns-repeated="1016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Prof. Dr. Frauke Sprengel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1016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Prof. Dr. Volker Ahlers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Matthias Wieding-Drewes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3"/>
          <table:table-cell table:style-name="ce3"/>
          <table:table-cell table:style-name="ce7"/>
          <table:table-cell table:style-name="ce14" office:value-type="string">
            <text:p>Malte Paetow</text:p>
          </table:table-cell>
          <table:table-cell table:style-name="ce21"/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Benedikt Friedrich</text:p>
          </table:table-cell>
          <table:table-cell table:style-name="ce21"/>
          <table:table-cell table:style-name="ce26"/>
          <table:table-cell table:number-columns-repeated="3"/>
          <table:table-cell office:value-type="string">
            <text:p>closed</text:p>
          </table:table-cell>
          <table:table-cell office:value-type="string">
            <text:p>open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Burim Kameri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office:value-type="string">
            <text:p>on hold</text:p>
          </table:table-cell>
          <table:table-cell office:value-type="string">
            <text:p>on hold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Nils Beckmann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office:value-type="string">
            <text:p>Priority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Stefan Wolf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Markus Wienhöfer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4" office:value-type="string">
            <text:p>Björn Siekmann</text:p>
          </table:table-cell>
          <table:table-cell table:style-name="ce21" office:value-type="string">
            <text:p>x</text:p>
          </table:table-cell>
          <table:table-cell table:style-name="ce26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5" office:value-type="string">
            <text:p>Datum</text:p>
          </table:table-cell>
          <table:table-cell table:style-name="ce22" office:value-type="date" office:date-value="2010-11-01">
            <text:p>01.11.2010</text:p>
          </table:table-cell>
          <table:table-cell table:number-columns-repeated="4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3">
          <table:table-cell table:style-name="ce1" table:number-columns-repeated="3"/>
          <table:table-cell table:style-name="ce4" office:value-type="string">
            <text:p>#</text:p>
          </table:table-cell>
          <table:table-cell table:style-name="ce8" office:value-type="string">
            <text:p>Typ</text:p>
          </table:table-cell>
          <table:table-cell table:style-name="ce16" office:value-type="string">
            <text:p>Aufgabe/Problem/Beschluss/Info</text:p>
          </table:table-cell>
          <table:table-cell table:style-name="ce23" office:value-type="string">
            <text:p>Datum</text:p>
          </table:table-cell>
          <table:table-cell table:style-name="ce27" office:value-type="string">
            <text:p>Bearbeiter</text:p>
          </table:table-cell>
          <table:table-cell table:style-name="ce30" office:value-type="string">
            <text:p>bis</text:p>
          </table:table-cell>
          <table:table-cell table:style-name="ce32" office:value-type="string">
            <text:p>Status</text:p>
          </table:table-cell>
          <table:table-cell table:style-name="ce1"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</text:p>
          </table:table-cell>
          <table:table-cell table:style-name="ce9" office:value-type="string">
            <text:p>B</text:p>
          </table:table-cell>
          <table:table-cell table:style-name="ce17" office:value-type="string">
            <text:p>SoftwareName 'Genometa' in Diskussion</text:p>
          </table:table-cell>
          <table:table-cell table:style-name="ce24" office:value-type="date" office:date-value="2010-09-28">
            <text:p>28.09.2010</text:p>
          </table:table-cell>
          <table:table-cell table:style-name="ce28"/>
          <table:table-cell table:style-name="ce24"/>
          <table:table-cell table:style-name="ce33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Termin: Treffen an der FHH mit Frauke und Colin, 07.10.2010 14:00 </text:p>
          </table:table-cell>
          <table:table-cell table:style-name="ce24" office:value-type="date" office:date-value="2010-09-28">
            <text:p>28.09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Termin: Treffen an der MHH mit allen Projektbeteiligten 13.10.2010 16:30</text:p>
          </table:table-cell>
          <table:table-cell table:style-name="ce24" office:value-type="date" office:date-value="2010-09-28">
            <text:p>28.09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Wöchentliches Projekttreffen: Montags, 14:15 Raum ? (noch unbekannt)</text:p>
          </table:table-cell>
          <table:table-cell table:style-name="ce24" office:value-type="date" office:date-value="2010-09-28">
            <text:p>28.09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Lastenheft lesen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ALLE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Protokoll schreiben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Burim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Pflichtenheft-Erstellung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Nils, Markus</text:p>
          </table:table-cell>
          <table:table-cell table:style-name="ce24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Projektplan-Erstellung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Nils, Markus</text:p>
          </table:table-cell>
          <table:table-cell table:style-name="ce24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5">
          <table:table-cell table:number-columns-repeated="3"/>
          <table:table-cell table:style-name="ce5" office:value-type="string">
            <text:p>9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Technische Einrichtung:</text:p>
            <text:p><text:tab/><text:tab/>- Subversion Repos</text:p>
            <text:p><text:tab/><text:tab/>- Login: Rechnername</text:p>
            <text:p><text:tab/><text:tab/>- Passwort:'fhh_genometa'</text:p>
            <text:p><text:tab/><text:tab/>- LDAP-Anbindung</text:p>
            <text:p><text:tab/><text:tab/>- (Bugzilla, Forum, Wiki)=&gt;TRAC?</text:p>
            <text:p><text:tab/><text:tab/>- Mailingliste</text:p>
            <text:p><text:tab/><text:tab/>- Ansprechpartner: Marc Dennis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Malte, Matthias</text:p>
          </table:table-cell>
          <table:table-cell table:style-name="ce24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Datenformate studieren: SAM, BAM, Picard, SAMTools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Stefan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Vorhandene Software evaluieren: Metatie, IGB, IGV, Geneious, Apollo, Tablet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Björn, Benedikt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Vorhandene Software evaluieren: Sonstige</text:p>
          </table:table-cell>
          <table:table-cell table:style-name="ce24" office:value-type="date" office:date-value="2010-09-28">
            <text:p>28.09.2010</text:p>
          </table:table-cell>
          <table:table-cell table:style-name="ce28" office:value-type="string">
            <text:p>Burim</text:p>
          </table:table-cell>
          <table:table-cell table:style-name="ce24" office:value-type="date" office:date-value="2010-10-07">
            <text:p>07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Treffen: Treffen Mittwoch 13.10.2010 16:15 Haltestelle MHH</text:p>
          </table:table-cell>
          <table:table-cell table:style-name="ce25" office:value-type="date" office:date-value="2010-10-07">
            <text:p>07.10.2010</text:p>
          </table:table-cell>
          <table:table-cell table:style-name="ce26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Lastenheft ins SVN</text:p>
          </table:table-cell>
          <table:table-cell table:style-name="ce25" office:value-type="date" office:date-value="2010-10-07">
            <text:p>07.10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0-11">
            <text:p>11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Weitere Beispiele</text:p>
          </table:table-cell>
          <table:table-cell table:style-name="ce25" office:value-type="date" office:date-value="2010-10-07">
            <text:p>07.10.2010</text:p>
          </table:table-cell>
          <table:table-cell table:style-name="ce18" office:value-type="string">
            <text:p>Colin</text:p>
          </table:table-cell>
          <table:table-cell table:style-name="ce25" office:value-type="date" office:date-value="2010-10-11">
            <text:p>11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Aligner analysieren</text:p>
            <text:p>- Bowtie läuft, aber nur mit kurzen Reads</text:p>
            <text:p>- Soapals und BWA laufen nicht</text:p>
          </table:table-cell>
          <table:table-cell table:style-name="ce25" office:value-type="date" office:date-value="2010-10-07">
            <text:p>07.10.2010</text:p>
          </table:table-cell>
          <table:table-cell table:style-name="ce18" office:value-type="string">
            <text:p>Malte</text:p>
          </table:table-cell>
          <table:table-cell table:style-name="ce25" office:value-type="date" office:date-value="2010-10-11">
            <text:p>11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6">
          <table:table-cell table:number-columns-repeated="3"/>
          <table:table-cell table:style-name="ce5" office:value-type="string">
            <text:p>17</text:p>
          </table:table-cell>
          <table:table-cell table:style-name="ce9" office:value-type="string">
            <text:p>I</text:p>
          </table:table-cell>
          <table:table-cell table:style-name="ce18" office:value-type="string">
            <text:p>- IGB hat eine CPL Lizenz</text:p>
            <text:p>- IGV hat eine LGPL Lizenz</text:p>
            <text:p>- Tablet hat eine BSD Lizenz (keine Sourcen)</text:p>
            <text:p>- Geneious hat eine kommerzielle Lizenz</text:p>
            <text:p>- Apollo ist OpenSource (kein SAM)</text:p>
            <text:p>- MagicViewer Sourcen auf Anfrage</text:p>
          </table:table-cell>
          <table:table-cell table:style-name="ce25" office:value-type="date" office:date-value="2010-10-11">
            <text:p>11.10.2010</text:p>
          </table:table-cell>
          <table:table-cell table:style-name="ce18"/>
          <table:table-cell table:style-name="ce25" office:value-type="date" office:date-value="2010-10-11">
            <text:p>11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BAM-Datei aus SAM erzeuge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Stefan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Grafiklabor Sever DellServer03 vorbereite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Malte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IGB Quellcode analysiere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Björn, Benedikt, </text:p>
            <text:p>Markus, Nils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1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IGV Quellcode analysiere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Malte, Matthias, </text:p>
            <text:p>Stefan, Burim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2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Wie lesen IGB und IGV BAM/SAM-Dateien ein?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Stefan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3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SAMTools Geschwindigkeitscheck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Matthias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4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Aligner – Nachfrage bei Colin</text:p>
          </table:table-cell>
          <table:table-cell table:style-name="ce25" office:value-type="date" office:date-value="2010-10-11">
            <text:p>11.10.2010</text:p>
          </table:table-cell>
          <table:table-cell table:style-name="ce18" office:value-type="string">
            <text:p>Malte</text:p>
          </table:table-cell>
          <table:table-cell table:style-name="ce25" office:value-type="date" office:date-value="2010-10-18">
            <text:p>18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Forum aufsetzen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stesten der Kapazitätsgrenzen der aktuellen IGB-Versionen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enoViz SDK analysieren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Benedikt, Matthias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Interfacing IGB ↔ GenoViz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Nils, Malte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UI-Aufbau analysieren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AM → BAM → IGB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Stefan</text:p>
          </table:table-cell>
          <table:table-cell table:style-name="ce25" office:value-type="date" office:date-value="2010-11-08">
            <text:p>08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Unterschiede IGB 6.3 vs. 6.4a</text:p>
          </table:table-cell>
          <table:table-cell table:style-name="ce25" office:value-type="date" office:date-value="2010-10-18">
            <text:p>18.10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0-25">
            <text:p>25.10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2</text:p>
          </table:table-cell>
          <table:table-cell table:style-name="ce10" office:value-type="string">
            <text:p>I</text:p>
          </table:table-cell>
          <table:table-cell table:style-name="ce18" office:value-type="string">
            <text:p>Forum: <text:a xlink:href="http://genometa.knaa.de/">http://genometa.knaa.de</text:a></text:p>
          </table:table-cell>
          <table:table-cell table:style-name="ce25" office:value-type="date" office:date-value="2010-10-25">
            <text:p>25.10.2010</text:p>
          </table:table-cell>
          <table:table-cell table:style-name="ce18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partielles Einlesen von BAM-Dateie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enoviz SVN → genometa SV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nalyse des genoviz-views in IGB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Benedikt, Malte, Matthias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Bereich „links“ hinzufüge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Markus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f Nimbus umstellen/Namen anpasse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Nils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creencast Arbeitsweise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Matthias</text:p>
          </table:table-cell>
          <table:table-cell table:style-name="ce25" office:value-type="date" office:date-value="2010-11-08">
            <text:p>08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Maus-Interface für Zoom (horizontal/vertikal)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Tooltip-Generierung analysiere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Nils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tring-Übersetzungen korrigieren</text:p>
          </table:table-cell>
          <table:table-cell table:style-name="ce25" office:value-type="date" office:date-value="2010-10-25">
            <text:p>25.10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1-01">
            <text:p>01.11.2010</text:p>
          </table:table-cell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OutOfMemoryError behandeln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1-08">
            <text:p>08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Load Sequece In View Button für BAMs deaktivieren,</text:p>
            <text:p>Vorher testen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Björn</text:p>
          </table:table-cell>
          <table:table-cell table:style-name="ce25" office:value-type="date" office:date-value="2010-11-08">
            <text:p>08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Englisch als Standard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1-08">
            <text:p>08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Tooltip-Eigenschaften zu Preferences hinzufügen</text:p>
            <text:p>(Tooltip-Editor)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Markus, Nils</text:p>
          </table:table-cell>
          <table:table-cell table:style-name="ce25" office:value-type="date" office:date-value="2010-11-08">
            <text:p>08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Read-Richtung visualisieren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Malte, Benedikt</text:p>
          </table:table-cell>
          <table:table-cell table:style-name="ce25" office:value-type="date" office:date-value="2010-11-08">
            <text:p>08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Maximale Höhe der Read-Glyphen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Benedikt, Malte </text:p>
          </table:table-cell>
          <table:table-cell table:style-name="ce25" office:value-type="date" office:date-value="2010-11-08">
            <text:p>08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Datenstruktur für mehrere Genome evaluieren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Matthias</text:p>
          </table:table-cell>
          <table:table-cell table:style-name="ce25" office:value-type="date" office:date-value="2010-11-08">
            <text:p>08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Histogramme in IGB integrieren (JfreeCharts ?)</text:p>
            <text:p>(Reads auf ein Genom)</text:p>
          </table:table-cell>
          <table:table-cell table:style-name="ce25" office:value-type="date" office:date-value="2010-11-01">
            <text:p>01.11.2010</text:p>
          </table:table-cell>
          <table:table-cell table:style-name="ce18" office:value-type="string">
            <text:p>Burim</text:p>
          </table:table-cell>
          <table:table-cell table:style-name="ce25" office:value-type="date" office:date-value="2010-11-08">
            <text:p>08.11.2010</text:p>
          </table:table-cell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9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0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1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2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3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4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5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6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7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8</text:p>
          </table:table-cell>
          <table:table-cell table:style-name="ce10"/>
          <table:table-cell table:style-name="ce18"/>
          <table:table-cell table:style-name="ce25"/>
          <table:table-cell table:style-name="ce18"/>
          <table:table-cell table:style-name="ce25"/>
          <table:table-cell table:style-name="ce34" table:content-validation-name="val1" office:value-type="string">
            <text:p>open</text:p>
          </table:table-cell>
          <table:table-cell table:number-columns-repeated="1014"/>
        </table:table-row>
        <table:table-row table:style-name="ro7" table:number-rows-repeated="6531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Excel_BuiltIn__FilterDatabase_1" table:base-cell-address="$Integration.$A$1" table:cell-range-address="$Integration.$A$17:.$J$28"/>
      </table:named-expressions>
      <table:database-ranges>
        <table:database-range table:name="Excel_BuiltIn__FilterDatabase_1" table:target-range-address="Integration.A17:Integration.J2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fo:font-size="11pt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cc00"/>
      <style:text-properties fo:color="#000000" fo:font-size="11pt" style:font-size-asian="11pt" style:font-size-complex="11pt"/>
    </style:style>
    <style:style style:name="Excel_5f_CondFormat_5f_1_5f_1_5f_2" style:display-name="Excel_CondFormat_1_1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1_5f_1_5f_3" style:display-name="Excel_CondFormat_1_1_3" style:family="table-cell" style:parent-style-name="Default">
      <style:table-cell-properties fo:background-color="#ff0000"/>
      <style:text-properties fo:font-size="11pt" style:font-size-asian="11pt" style:font-size-complex="11pt"/>
    </style:style>
    <style:style style:name="Excel_5f_CondFormat_5f_1_5f_2_5f_1" style:display-name="Excel_CondFormat_1_2_1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1_5f_2_5f_2" style:display-name="Excel_CondFormat_1_2_2" style:family="table-cell" style:parent-style-name="Default">
      <style:table-cell-properties fo:background-color="#c0c0c0"/>
      <style:text-properties fo:font-size="11pt" style:font-size-asian="11pt" style:font-size-complex="11pt"/>
    </style:style>
    <style:style style:name="Excel_5f_CondFormat_5f_1_5f_2_5f_3" style:display-name="Excel_CondFormat_1_2_3" style:family="table-cell" style:parent-style-name="Default">
      <style:table-cell-properties fo:background-color="#ffcc00"/>
      <style:text-properties fo:font-size="11pt" style:font-size-asian="11pt" style:font-size-complex="1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1">01.11.2010</text:date>, <text:time>15:47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Integration" style:display-name="PageStyle_Integr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hc055370</meta:initial-creator>
    <meta:creation-date>2008-04-25T12:53:56</meta:creation-date>
    <dc:date>2010-11-01T15:47:55.74</dc:date>
    <meta:print-date>2008-04-28T18:15:30</meta:print-date>
    <dc:language>de-DE</dc:language>
    <meta:editing-cycles>188</meta:editing-cycles>
    <meta:editing-duration>PT31H03M37S</meta:editing-duration>
    <dc:creator>Björn </dc:creator>
    <meta:document-statistic meta:table-count="1" meta:cell-count="686" meta:object-count="1"/>
    <meta:user-defined meta:name="Info 1"/>
    <meta:user-defined meta:name="Info 2"/>
    <meta:user-defined meta:name="Info 3"/>
    <meta:user-defined meta:name="Info 4"/>
  </office:meta>
</office:document-meta>
</file>